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45590" officeooo:paragraph-rsid="00145590"/>
    </style:style>
    <style:style style:name="P2" style:family="paragraph" style:parent-style-name="Standard">
      <style:paragraph-properties fo:text-align="start" style:justify-single-word="false"/>
      <style:text-properties officeooo:rsid="00145590" officeooo:paragraph-rsid="00145590"/>
    </style:style>
    <style:style style:name="P3" style:family="paragraph" style:parent-style-name="Standard">
      <style:paragraph-properties fo:text-align="start" style:justify-single-word="false"/>
      <style:text-properties officeooo:rsid="00145590" officeooo:paragraph-rsid="0015a318"/>
    </style:style>
    <style:style style:name="P4" style:family="paragraph" style:parent-style-name="Standard">
      <style:paragraph-properties fo:text-align="start" style:justify-single-word="false"/>
      <style:text-properties officeooo:rsid="0015a318" officeooo:paragraph-rsid="0015a318"/>
    </style:style>
    <style:style style:name="P5" style:family="paragraph" style:parent-style-name="Standard">
      <style:paragraph-properties fo:text-align="start" style:justify-single-word="false"/>
      <style:text-properties officeooo:rsid="001f87d5" officeooo:paragraph-rsid="001f87d5"/>
    </style:style>
    <style:style style:name="P6" style:family="paragraph" style:parent-style-name="Standard">
      <style:paragraph-properties fo:text-align="start" style:justify-single-word="false"/>
      <style:text-properties officeooo:rsid="0021aee7" officeooo:paragraph-rsid="0021aee7"/>
    </style:style>
    <style:style style:name="P7" style:family="paragraph" style:parent-style-name="Standard">
      <style:paragraph-properties fo:text-align="start" style:justify-single-word="false"/>
      <style:text-properties officeooo:rsid="0015a318" officeooo:paragraph-rsid="0021aee7"/>
    </style:style>
    <style:style style:name="P8" style:family="paragraph" style:parent-style-name="Standard">
      <style:paragraph-properties fo:text-align="start" style:justify-single-word="false"/>
      <style:text-properties officeooo:rsid="00145590" officeooo:paragraph-rsid="0021aee7"/>
    </style:style>
    <style:style style:name="T1" style:family="text">
      <style:text-properties officeooo:rsid="0015a318"/>
    </style:style>
    <style:style style:name="T2" style:family="text">
      <style:text-properties officeooo:rsid="001634a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umi Files changed</text:p>
      <text:p text:style-name="P2">1- /home/lumi-chatbot/nlu-engine/data/stories.yml</text:p>
      <text:p text:style-name="P2"><text:tab/>on top of this file added “version: “2.0”</text:p>
      <text:p text:style-name="P2">2- /<text:span text:style-name="T1">home/lumi-chatbot/pyproject.toml</text:span></text:p>
      <text:p text:style-name="P2"><text:tab/><text:span text:style-name="T1">changed python specific version to ^3.7</text:span></text:p>
      <text:p text:style-name="P3"><text:tab/><text:span text:style-name="T1">[tool.poetry.dependencies]</text:span></text:p>
      <text:p text:style-name="P4"><text:tab/>python = "^3.7.6"</text:p>
      <text:p text:style-name="P4">3- /<text:span text:style-name="T2">home/lumi-chatbot/nlu-engine/config.yml</text:span></text:p>
      <text:p text:style-name="P4"><text:tab/><text:span text:style-name="T2">change MapplingPolicy into RulePolicy in configuration of rasa core part.</text:span></text:p>
      <text:p text:style-name="P5">4- /home/amin/lumi/lib/python3.7/site-packages/rasa/cli/initial_project/data/nlu.yml</text:p>
      <text:p text:style-name="P5"><text:tab/>I have added some Intents and Examples since ‘Mood-Bad’</text:p>
      <text:p text:style-name="P6">5- /home/amin/lumi-webhook/pyproject.tom</text:p>
      <text:p text:style-name="P6"><text:tab/><text:span text:style-name="T1">changed python specific version to ^3.7</text:span></text:p>
      <text:p text:style-name="P8"><text:tab/><text:span text:style-name="T1">[tool.poetry.dependencies]</text:span></text:p>
      <text:p text:style-name="P7"><text:tab/>python = "^3.7.6"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11-26T20:12:49.861312461</meta:creation-date>
    <dc:date>2023-12-02T14:27:42.392751663</dc:date>
    <meta:editing-duration>PT2H22M26S</meta:editing-duration>
    <meta:editing-cycles>6</meta:editing-cycles>
    <meta:generator>LibreOffice/5.1.6.2$Linux_X86_64 LibreOffice_project/10m0$Build-2</meta:generator>
    <meta:document-statistic meta:table-count="0" meta:image-count="0" meta:object-count="0" meta:page-count="1" meta:paragraph-count="15" meta:word-count="60" meta:character-count="612" meta:non-whitespace-character-count="558"/>
  </office:meta>
</office:document-meta>
</file>